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language="zxx" fo:country="none" fo:font-weight="bold" officeooo:rsid="00020bc0" officeooo:paragraph-rsid="00020bc0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>
      <style:text-properties fo:font-size="12pt" fo:language="zxx" fo:country="none" fo:font-weight="bold" officeooo:rsid="00020bc0" officeooo:paragraph-rsid="00020bc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Standard">
      <style:text-properties fo:font-size="13pt" fo:language="zxx" fo:country="none" fo:font-weight="bold" officeooo:rsid="00020bc0" officeooo:paragraph-rsid="00020bc0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Standard">
      <style:text-properties fo:font-size="13pt" fo:language="zxx" fo:country="none" fo:font-weight="bold" officeooo:rsid="00020bc0" officeooo:paragraph-rsid="00020bc0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5" style:family="paragraph" style:parent-style-name="Standard">
      <style:text-properties fo:font-size="9pt" fo:language="zxx" fo:country="none" fo:font-weight="normal" officeooo:rsid="00020bc0" officeooo:paragraph-rsid="00020bc0" style:font-size-asian="7.84999990463257pt" style:language-asian="zxx" style:country-asian="none" style:font-weight-asian="normal" style:font-size-complex="9pt" style:language-complex="zxx" style:country-complex="none" style:font-weight-complex="normal"/>
    </style:style>
    <style:style style:name="P6" style:family="paragraph" style:parent-style-name="Standard">
      <style:text-properties fo:font-size="9pt" fo:language="zxx" fo:country="none" fo:font-weight="normal" officeooo:rsid="00020bc0" officeooo:paragraph-rsid="00020bc0" style:font-size-asian="7.84999990463257pt" style:language-asian="zxx" style:country-asian="none" style:font-weight-asian="normal" style:font-size-complex="9pt" style:language-complex="zxx" style:country-complex="none" style:font-weight-complex="normal"/>
    </style:style>
    <style:style style:name="P7" style:family="paragraph" style:parent-style-name="Standard">
      <style:text-properties fo:font-size="9pt" fo:language="zxx" fo:country="none" fo:font-weight="normal" officeooo:rsid="00055a9a" officeooo:paragraph-rsid="00055a9a" style:font-size-asian="7.84999990463257pt" style:language-asian="zxx" style:country-asian="none" style:font-weight-asian="normal" style:font-size-complex="9pt" style:language-complex="zxx" style:country-complex="none" style:font-weight-complex="normal"/>
    </style:style>
    <style:style style:name="P8" style:family="paragraph" style:parent-style-name="Standard">
      <style:text-properties fo:font-size="9pt" fo:language="zxx" fo:country="none" fo:font-weight="normal" officeooo:rsid="00045e09" officeooo:paragraph-rsid="00045e0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9" style:family="paragraph" style:parent-style-name="Standard">
      <style:text-properties fo:font-size="13pt" fo:language="zxx" fo:country="none" fo:font-weight="bold" officeooo:rsid="00045e09" officeooo:paragraph-rsid="00045e0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1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2" style:family="text">
      <style:text-properties fo:font-size="9pt" fo:font-weight="normal" officeooo:rsid="00045e09" style:font-size-asian="7.84999990463257pt" style:font-weight-asian="normal" style:font-size-complex="9pt" style:font-weight-complex="normal"/>
    </style:style>
    <style:style style:name="T3" style:family="text">
      <style:text-properties officeooo:rsid="00045e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stories gemeente app</text:p>
      <text:p text:style-name="P1"/>
      <text:p text:style-name="P2">Als gebruiker:</text:p>
      <text:p text:style-name="P2"><text:line-break/><text:span text:style-name="T1">Wil ik een veld waarin ik de straatnaam kan intypen, zodat gemeentemedewerkers mij niet hoeven te bellen om de locatie op te vragen</text:span></text:p>
      <text:p text:style-name="P2"><text:span text:style-name="T1"/></text:p>
      <text:p text:style-name="P5">Wil ik een duidelijke interface waarin ik mijn klacht kan indienen</text:p>
      <text:p text:style-name="P2"><text:span text:style-name="T1"/></text:p>
      <text:p text:style-name="P2"><text:span text:style-name="T1"/></text:p>
      <text:p text:style-name="P3">Als gemeente medewerker:</text:p>
      <text:p text:style-name="P5"/>
      <text:p text:style-name="P5">Wil ik een inlogpagina waarop ik <text:span text:style-name="T3">in het klachtenoverzicht kan komen</text:span></text:p>
      <text:p text:style-name="P5"/>
      <text:p text:style-name="P5">Wil ik een <text:span text:style-name="T3">klachtenoverzicht</text:span> waarop er met behulp van slimme algoritmes, <text:span text:style-name="T3">machine learning en AI </text:span>klachten naar mijn voorkeur <text:span text:style-name="T3">en mijn persoonlijke interesse </text:span>worden <text:span text:style-name="T3">aanbevolen.</text:span></text:p>
      <text:p text:style-name="P5"/>
      <text:p text:style-name="P7">Wil ik een klachtenoverzicht waarin ik ingezonden klachten kan inzien, in behandeling nemen en kan afvinken</text:p>
      <text:p text:style-name="P5"/>
      <text:p text:style-name="P9">Als systeemadministrator:</text:p>
      <text:p text:style-name="P8">Wil ik accounts voor gemeente medewerkers kunnen aanmaken met een speciaal administratorwachtwoord zodat niet iedereen de klachten kan inlezen.</text:p>
      <text:p text:style-name="P5"/>
      <text:p text:style-name="P4">Als developer:<text:line-break/><text:span text:style-name="T1">Wil ik dat er gebruik wordt gemaakt van Laravel, zodat </text:span><text:span text:style-name="T2">ik zo min mogelijk acties moet gaan herhale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1:12:47.039151092</meta:creation-date>
    <dc:date>2025-10-30T12:24:38.031262024</dc:date>
    <meta:editing-duration>PT23M5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35" meta:character-count="890" meta:non-whitespace-character-count="765"/>
  </office:meta>
</office:document-meta>
</file>